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Properties.setProperty( String key , @ Nullable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ringProperties.getProperty( String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ringProperties.getFla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Properties.setFlag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Properties.Spring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